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color="#000000" draw:fill="none" draw:fill-color="#ffffff" draw:auto-grow-height="true" draw:auto-grow-width="false" fo:max-height="0cm" fo:min-height="0.733cm"/>
    </style:style>
    <style:style style:name="gr3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width="0.081cm" svg:stroke-color="#336699" draw:marker-start-width="0.321cm" draw:marker-end-width="0.321cm" draw:fill="none" draw:fill-color="#ffffff" draw:auto-grow-height="true" draw:auto-grow-width="false" fo:max-height="0cm" fo:min-height="5.696cm" fo:padding-top="0.165cm" fo:padding-bottom="0.165cm" fo:padding-left="0.29cm" fo:padding-right="0.29cm"/>
    </style:style>
    <style:style style:name="gr6" style:family="graphic" style:parent-style-name="standard">
      <style:graphic-properties draw:stroke="solid" svg:stroke-width="0.081cm" svg:stroke-color="#336699" draw:marker-start-width="0.321cm" draw:marker-end-width="0.321cm" draw:fill="none" draw:fill-color="#ffffff" draw:auto-grow-height="true" draw:auto-grow-width="false" fo:max-height="0cm" fo:min-height="0.713cm" fo:padding-top="0.165cm" fo:padding-bottom="0.165cm" fo:padding-left="0.29cm" fo:padding-right="0.29cm"/>
    </style:style>
    <style:style style:name="gr7" style:family="graphic" style:parent-style-name="standard">
      <style:graphic-properties draw:stroke="solid" svg:stroke-color="#000000" draw:fill="none" draw:fill-color="#ffffff" draw:auto-grow-height="true" draw:auto-grow-width="false" fo:max-height="0cm" fo:min-height="1.425cm"/>
    </style:style>
    <style:style style:name="gr8" style:family="graphic" style:parent-style-name="standard">
      <style:graphic-properties draw:stroke="dash" draw:stroke-dash="Fine_20_Dashed" svg:stroke-width="0.053cm" svg:stroke-color="#000000" draw:marker-start-width="0.28cm" draw:marker-end-width="0.28cm" draw:fill="none" draw:fill-color="#ffffff" draw:auto-grow-height="true" draw:auto-grow-width="false" fo:max-height="0cm" fo:min-height="0.733cm" fo:padding-top="0.152cm" fo:padding-bottom="0.152cm" fo:padding-left="0.277cm" fo:padding-right="0.277cm"/>
    </style:style>
    <style:style style:name="gr9" style:family="graphic" style:parent-style-name="standard">
      <style:graphic-properties draw:stroke="solid" svg:stroke-color="#000000" draw:fill="none" draw:fill-color="#ffffff" draw:auto-grow-height="true" draw:auto-grow-width="false" fo:max-height="0cm" fo:min-height="9.803cm"/>
    </style:style>
    <style:style style:name="gr10" style:family="graphic" style:parent-style-name="standard">
      <style:graphic-properties draw:stroke="solid" svg:stroke-color="#000000" draw:fill="none" draw:fill-color="#ffffff" draw:auto-grow-height="true" draw:auto-grow-width="false" fo:max-height="0cm" fo:min-height="15.895cm"/>
    </style:style>
    <style:style style:name="gr11" style:family="graphic" style:parent-style-name="standard">
      <style:graphic-properties draw:stroke="solid" svg:stroke-color="#000000" draw:fill="none" draw:fill-color="#ffffff" draw:auto-grow-height="true" draw:auto-grow-width="false" fo:max-height="0cm" fo:min-height="0.326cm"/>
    </style:style>
    <style:style style:name="gr12" style:family="graphic" style:parent-style-name="standard">
      <style:graphic-properties draw:stroke="solid" svg:stroke-color="#000000" draw:fill="none" draw:fill-color="#ffffff" draw:auto-grow-height="true" draw:auto-grow-width="false" fo:max-height="0cm" fo:min-height="14.932cm"/>
    </style:style>
    <style:style style:name="gr13" style:family="graphic" style:parent-style-name="standard">
      <style:graphic-properties draw:stroke="solid" svg:stroke-color="#000000" draw:fill="none" draw:fill-color="#ffffff" draw:auto-grow-height="true" draw:auto-grow-width="false" fo:max-height="0cm" fo:min-height="0.363cm"/>
    </style:style>
    <style:style style:name="gr14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title">
      <style:graphic-properties fo:min-height="5.209cm"/>
    </style:style>
    <style:style style:name="pr7" style:family="presentation" style:parent-style-name="Standard-title">
      <style:graphic-properties fo:min-height="4.726cm"/>
    </style:style>
    <style:style style:name="P1" style:family="paragraph">
      <style:text-properties fo:font-size="32pt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size="18pt" fo:font-weight="bold" style:font-weight-asian="bold" style:font-weight-complex="bold"/>
    </style:style>
    <style:style style:name="P5" style:family="paragraph">
      <style:text-properties fo:font-size="18pt" fo:font-weight="normal" style:font-weight-asian="normal" style:font-weight-complex="normal"/>
    </style:style>
    <style:style style:name="P6" style:family="paragraph">
      <style:text-properties fo:font-size="18pt"/>
    </style:style>
    <style:style style:name="P7" style:family="paragraph">
      <style:text-properties fo:font-size="20pt"/>
    </style:style>
    <style:style style:name="P8" style:family="paragraph">
      <style:text-properties fo:font-size="18pt" fo:font-style="normal" fo:font-weight="normal" style:font-style-asian="normal" style:font-weight-asian="normal" style:font-style-complex="normal" style:font-weight-complex="normal"/>
    </style:style>
    <style:style style:name="P9" style:family="paragraph">
      <style:text-properties fo:font-size="40pt" style:font-size-asian="40pt" style:font-size-complex="40pt"/>
    </style:style>
    <style:style style:name="P10" style:family="paragraph">
      <style:text-properties fo:font-size="16pt" fo:font-weight="normal" style:font-size-asian="16pt" style:font-weight-asian="normal" style:font-size-complex="16pt" style:font-weight-complex="normal"/>
    </style:style>
    <style:style style:name="P11" style:family="paragraph">
      <style:text-properties fo:font-size="44pt" style:font-size-asian="44pt" style:font-size-complex="44pt"/>
    </style:style>
    <style:style style:name="P12" style:family="paragraph">
      <style:text-properties fo:font-size="16pt"/>
    </style:style>
    <style:style style:name="T1" style:family="text">
      <style:text-properties fo:font-size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18pt" fo:font-weight="normal" style:font-weight-asian="normal" style:font-weight-complex="normal"/>
    </style:style>
    <style:style style:name="T5" style:family="text">
      <style:text-properties fo:font-size="18pt"/>
    </style:style>
    <style:style style:name="T6" style:family="text">
      <style:text-properties fo:font-size="18pt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style:style style:name="T9" style:family="text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WebVysionSport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FitApp</text:span></text:p>
            <text:p><text:span text:style-name="T1">Coach - Paramètres</text:span><text:span text:style-name="T1"><text:line-break/></text:span><text:span text:style-name="T1">Documentation</text:span></text:p>
            <text:p><text:span text:style-name="T1">V1.0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Well - Coach</text:p>
          </draw:text-box>
        </draw:frame>
        <draw:frame draw:style-name="gr2" draw:text-style-name="P2" draw:layer="layout" svg:width="2.6cm" svg:height="0.983cm" svg:x="12.9cm" svg:y="5.637cm">
          <draw:text-box>
            <text:p><text:span text:style-name="T2">Coach</text:span></text:p>
          </draw:text-box>
        </draw:frame>
        <draw:frame draw:style-name="gr3" draw:layer="layout" svg:width="2.2cm" svg:height="0.963cm" svg:x="0.4cm" svg:y="8.237cm">
          <draw:text-box>
            <text:p>Sport</text:p>
          </draw:text-box>
        </draw:frame>
        <draw:frame draw:style-name="gr3" draw:layer="layout" svg:width="3cm" svg:height="0.963cm" svg:x="3cm" svg:y="8.237cm">
          <draw:text-box>
            <text:p>Nutrition</text:p>
          </draw:text-box>
        </draw:frame>
        <draw:frame draw:style-name="gr3" draw:layer="layout" svg:width="2.2cm" svg:height="0.963cm" svg:x="6.2cm" svg:y="8.237cm">
          <draw:text-box>
            <text:p>Bilan</text:p>
          </draw:text-box>
        </draw:frame>
        <draw:frame draw:style-name="gr3" draw:layer="layout" svg:width="4.2cm" svg:height="0.963cm" svg:x="11.6cm" svg:y="8.237cm">
          <draw:text-box>
            <text:p>Ressources</text:p>
          </draw:text-box>
        </draw:frame>
        <draw:frame draw:style-name="gr3" draw:layer="layout" svg:width="3.9cm" svg:height="0.963cm" svg:x="19.5cm" svg:y="8.2cm">
          <draw:text-box>
            <text:p>Messagerie</text:p>
          </draw:text-box>
        </draw:frame>
        <draw:frame draw:style-name="gr3" draw:layer="layout" svg:width="3.9cm" svg:height="0.963cm" svg:x="23.7cm" svg:y="8.237cm">
          <draw:text-box>
            <text:p>Paramètres</text:p>
          </draw:text-box>
        </draw:frame>
        <draw:circle draw:style-name="gr4" draw:text-style-name="P3" draw:layer="layout" svg:width="1cm" svg:height="1cm" svg:x="3cm" svg:y="7.4cm">
          <text:p text:style-name="P3">B</text:p>
        </draw:circle>
        <draw:circle draw:style-name="gr4" draw:text-style-name="P3" draw:layer="layout" svg:width="1cm" svg:height="1cm" svg:x="0.2cm" svg:y="7.4cm">
          <text:p text:style-name="P3">C</text:p>
        </draw:circle>
        <draw:circle draw:style-name="gr4" draw:text-style-name="P3" draw:layer="layout" svg:width="1cm" svg:height="1cm" svg:x="23.7cm" svg:y="7.4cm">
          <text:p text:style-name="P3">A</text:p>
        </draw:circle>
        <draw:frame draw:style-name="gr3" draw:layer="layout" svg:width="2.6cm" svg:height="0.963cm" svg:x="8.7cm" svg:y="8.238cm">
          <draw:text-box>
            <text:p>Élèves</text:p>
          </draw:text-box>
        </draw:frame>
        <draw:frame draw:style-name="gr5" draw:layer="layout" svg:width="8cm" svg:height="6.026cm" svg:x="2.2cm" svg:y="14cm">
          <draw:text-box>
            <text:p>Sécurité applicative<text:line-break/>Compte, Droit d'accès, …</text:p>
            <text:p><text:line-break/>4 types de comptes<text:line-break/> 1. Vous<text:line-break/> 2. Coach<text:line-break/> 3. Elève<text:line-break/> 4. Système</text:p>
          </draw:text-box>
        </draw:frame>
        <draw:frame draw:style-name="gr6" draw:layer="layout" svg:width="7.2cm" svg:height="1.043cm" svg:x="6.6cm" svg:y="10.6cm">
          <draw:text-box>
            <text:p>Gestion Abonnements</text:p>
          </draw:text-box>
        </draw:frame>
        <draw:circle draw:style-name="gr4" draw:text-style-name="P3" draw:layer="layout" svg:width="1cm" svg:height="1cm" svg:x="8.5cm" svg:y="7.4cm">
          <text:p text:style-name="P3">D</text:p>
        </draw:circle>
        <draw:circle draw:style-name="gr4" draw:text-style-name="P3" draw:layer="layout" svg:width="1cm" svg:height="1cm" svg:x="6cm" svg:y="7.4cm">
          <text:p text:style-name="P3">E</text:p>
        </draw:circle>
        <draw:circle draw:style-name="gr4" draw:text-style-name="P3" draw:layer="layout" svg:width="1cm" svg:height="1cm" svg:x="16cm" svg:y="7.4cm">
          <text:p text:style-name="P3">F</text:p>
        </draw:circle>
        <draw:circle draw:style-name="gr4" draw:text-style-name="P3" draw:layer="layout" svg:width="1cm" svg:height="1cm" svg:x="19.5cm" svg:y="7.4cm">
          <text:p text:style-name="P3">H</text:p>
        </draw:circle>
        <draw:circle draw:style-name="gr4" draw:text-style-name="P3" draw:layer="layout" svg:width="1cm" svg:height="1cm" svg:x="2cm" svg:y="13.4cm">
          <text:p text:style-name="P3">A.1</text:p>
        </draw:circle>
        <draw:frame draw:style-name="gr3" draw:layer="layout" svg:width="3.2cm" svg:height="0.963cm" svg:x="16cm" svg:y="8.237cm">
          <draw:text-box>
            <text:p>Formules</text:p>
          </draw:text-box>
        </draw:frame>
        <draw:circle draw:style-name="gr4" draw:text-style-name="P3" draw:layer="layout" svg:width="1cm" svg:height="1cm" svg:x="11.5cm" svg:y="7.4cm">
          <text:p text:style-name="P3">G</text:p>
        </draw:circl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01cm" svg:y="0.837cm" presentation:class="title" presentation:user-transformed="true">
          <draw:text-box>
            <text:p>FitApp -&gt; Paramètres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7" draw:text-style-name="P5" draw:layer="layout" svg:width="3.806cm" svg:height="1.675cm" svg:x="0.394cm" svg:y="10.211cm">
          <draw:text-box>
            <text:p><text:span text:style-name="T4">Messagerie</text:span><text:span text:style-name="T4"><text:line-break/></text:span><text:span text:style-name="T4">Élèves</text:span></text:p>
          </draw:text-box>
        </draw:frame>
        <draw:frame draw:style-name="gr8" draw:text-style-name="P4" draw:layer="layout" svg:width="4.2cm" svg:height="1.037cm" svg:x="23.4cm" svg:y="8.163cm">
          <draw:text-box>
            <text:p><text:span text:style-name="T3">Paramètres</text:span></text:p>
          </draw:text-box>
        </draw:frame>
        <draw:frame draw:style-name="gr3" draw:text-style-name="P6" draw:layer="layout" svg:width="3.206cm" svg:height="0.963cm" svg:x="11.594cm" svg:y="8.163cm">
          <draw:text-box>
            <text:p><text:span text:style-name="T5">Formules</text:span></text:p>
          </draw:text-box>
        </draw:frame>
        <draw:frame draw:style-name="gr3" draw:layer="layout" svg:width="2.2cm" svg:height="0.963cm" svg:x="0.4cm" svg:y="8.163cm">
          <draw:text-box>
            <text:p>Sport</text:p>
          </draw:text-box>
        </draw:frame>
        <draw:frame draw:style-name="gr3" draw:layer="layout" svg:width="3cm" svg:height="0.963cm" svg:x="3cm" svg:y="8.163cm">
          <draw:text-box>
            <text:p>Nutrition</text:p>
          </draw:text-box>
        </draw:frame>
        <draw:frame draw:style-name="gr3" draw:layer="layout" svg:width="2.2cm" svg:height="0.963cm" svg:x="6.2cm" svg:y="8.163cm">
          <draw:text-box>
            <text:p>Bilan</text:p>
          </draw:text-box>
        </draw:frame>
        <draw:frame draw:style-name="gr3" draw:layer="layout" svg:width="3.9cm" svg:height="0.963cm" svg:x="19.2cm" svg:y="8.163cm">
          <draw:text-box>
            <text:p>Messagerie</text:p>
          </draw:text-box>
        </draw:frame>
        <draw:frame draw:style-name="gr3" draw:layer="layout" svg:width="3.9cm" svg:height="0.963cm" svg:x="15.1cm" svg:y="8.163cm">
          <draw:text-box>
            <text:p><text:span text:style-name="T5">Ressource</text:span>s</text:p>
          </draw:text-box>
        </draw:frame>
        <draw:frame draw:style-name="gr3" draw:layer="layout" svg:width="2.6cm" svg:height="0.963cm" svg:x="8.7cm" svg:y="8.163cm">
          <draw:text-box>
            <text:p>Élèves</text:p>
          </draw:text-box>
        </draw:frame>
        <draw:frame draw:style-name="gr3" draw:text-style-name="P5" draw:layer="layout" svg:width="2.006cm" svg:height="0.963cm" svg:x="10.394cm" svg:y="10.237cm">
          <draw:text-box>
            <text:p><text:span text:style-name="T4">Profil</text:span></text:p>
          </draw:text-box>
        </draw:frame>
        <draw:frame draw:style-name="gr3" draw:text-style-name="P5" draw:layer="layout" svg:width="3.006cm" svg:height="0.963cm" svg:x="16.594cm" svg:y="10.2cm">
          <draw:text-box>
            <text:p><text:span text:style-name="T4">Factur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01cm" svg:y="0.837cm" presentation:class="title" presentation:user-transformed="true">
          <draw:text-box>
            <text:p>FitApp–&gt;Coach–&gt;Paramètres<text:line-break/>Questions/Remarques globales</text:p>
          </draw:text-box>
        </draw:frame>
        <draw:frame draw:style-name="gr9" draw:text-style-name="P8" draw:layer="layout" svg:width="21.792cm" svg:height="10.053cm" svg:x="2.183cm" svg:y="6.611cm">
          <draw:text-box>
            <text:list text:style-name="L1">
              <text:list-item>
                <text:p><text:span text:style-name="T6">Finaliser la UX/UI</text:span></text:p>
              </text:list-item>
              <text:list-item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text-style-name="P9" draw:layer="layout" svg:width="27.4cm" svg:height="3.506cm" svg:x="0.3cm" svg:y="0.837cm" presentation:class="title" presentation:user-transformed="true">
          <draw:text-box>
            <text:p><text:span text:style-name="T7">FitApp–&gt;Coach–&gt;Paramètres-&gt;Messagerie</text:span></text:p>
          </draw:text-box>
        </draw:frame>
        <draw:frame draw:style-name="gr2" draw:text-style-name="P4" draw:layer="layout" svg:width="5.8cm" svg:height="0.983cm" svg:x="11.1cm" svg:y="10.437cm">
          <draw:text-box>
            <text:p><text:span text:style-name="T3">Page Messageri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7.4cm" svg:height="3.506cm" svg:x="0.3cm" svg:y="0.837cm" presentation:class="title" presentation:user-transformed="true">
          <draw:text-box>
            <text:p><text:span text:style-name="T7">FitApp–&gt;Coach–&gt;Paramètres-&gt;Messagerie</text:span>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8" draw:text-style-name="P4" draw:layer="layout" svg:width="4.2cm" svg:height="1.037cm" svg:x="23.413cm" svg:y="8.164cm">
          <draw:text-box>
            <text:p><text:span text:style-name="T3">Paramètres</text:span></text:p>
          </draw:text-box>
        </draw:frame>
        <draw:frame draw:style-name="gr3" draw:text-style-name="P6" draw:layer="layout" svg:width="3.206cm" svg:height="0.963cm" svg:x="11.607cm" svg:y="8.164cm">
          <draw:text-box>
            <text:p><text:span text:style-name="T5">Formules</text:span></text:p>
          </draw:text-box>
        </draw:frame>
        <draw:frame draw:style-name="gr3" draw:layer="layout" svg:width="2.2cm" svg:height="0.963cm" svg:x="0.413cm" svg:y="8.164cm">
          <draw:text-box>
            <text:p>Sport</text:p>
          </draw:text-box>
        </draw:frame>
        <draw:frame draw:style-name="gr3" draw:layer="layout" svg:width="3cm" svg:height="0.963cm" svg:x="3.013cm" svg:y="8.164cm">
          <draw:text-box>
            <text:p>Nutrition</text:p>
          </draw:text-box>
        </draw:frame>
        <draw:frame draw:style-name="gr3" draw:layer="layout" svg:width="2.2cm" svg:height="0.963cm" svg:x="6.213cm" svg:y="8.164cm">
          <draw:text-box>
            <text:p>Bilan</text:p>
          </draw:text-box>
        </draw:frame>
        <draw:frame draw:style-name="gr3" draw:layer="layout" svg:width="3.9cm" svg:height="0.963cm" svg:x="19.213cm" svg:y="8.164cm">
          <draw:text-box>
            <text:p>Messagerie</text:p>
          </draw:text-box>
        </draw:frame>
        <draw:frame draw:style-name="gr3" draw:layer="layout" svg:width="3.9cm" svg:height="0.963cm" svg:x="15.113cm" svg:y="8.164cm">
          <draw:text-box>
            <text:p><text:span text:style-name="T5">Ressource</text:span>s</text:p>
          </draw:text-box>
        </draw:frame>
        <draw:frame draw:style-name="gr3" draw:layer="layout" svg:width="2.6cm" svg:height="0.963cm" svg:x="8.713cm" svg:y="8.164cm">
          <draw:text-box>
            <text:p>Élèves</text:p>
          </draw:text-box>
        </draw:frame>
        <draw:frame draw:style-name="gr7" draw:text-style-name="P5" draw:layer="layout" svg:width="3.806cm" svg:height="1.675cm" svg:x="0.394cm" svg:y="10.212cm">
          <draw:text-box>
            <text:p><text:span text:style-name="T4">Messagerie</text:span><text:span text:style-name="T4"><text:line-break/></text:span><text:span text:style-name="T4">Élèves</text:span></text:p>
          </draw:text-box>
        </draw:frame>
        <draw:frame draw:style-name="gr3" draw:text-style-name="P5" draw:layer="layout" svg:width="2.8cm" svg:height="0.963cm" svg:x="0.8cm" svg:y="13.238cm">
          <draw:text-box>
            <text:p><text:span text:style-name="T4">Activée</text:span></text:p>
          </draw:text-box>
        </draw:frame>
        <draw:frame draw:style-name="gr3" draw:text-style-name="P5" draw:layer="layout" svg:width="2.2cm" svg:height="0.963cm" svg:x="0.6cm" svg:y="12.038cm">
          <draw:text-box>
            <text:p><text:span text:style-name="T4">Élève</text:span></text:p>
          </draw:text-box>
        </draw:frame>
        <draw:frame draw:style-name="gr3" draw:text-style-name="P5" draw:layer="layout" svg:width="2.006cm" svg:height="0.963cm" svg:x="10.394cm" svg:y="10.238cm">
          <draw:text-box>
            <text:p><text:span text:style-name="T4">Profil</text:span></text:p>
          </draw:text-box>
        </draw:frame>
        <draw:frame draw:style-name="gr3" draw:text-style-name="P5" draw:layer="layout" svg:width="3.006cm" svg:height="0.963cm" svg:x="16.594cm" svg:y="10.201cm">
          <draw:text-box>
            <text:p><text:span text:style-name="T4">Factur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6" draw:text-style-name="P9" draw:layer="layout" svg:width="27.4cm" svg:height="5.209cm" svg:x="0.3cm" svg:y="0cm" presentation:class="title" presentation:user-transformed="true">
          <draw:text-box>
            <text:p text:style-name="P9"><text:span text:style-name="T7">FitApp–&gt;Coach–&gt;Paramètres-&gt;Messagerie</text:span><text:span text:style-name="T7"><text:line-break/></text:span><text:span text:style-name="T7">Questions/Remarques</text:span></text:p>
          </draw:text-box>
        </draw:frame>
        <draw:frame draw:style-name="gr9" draw:text-style-name="P8" draw:layer="layout" svg:width="21.792cm" svg:height="10.053cm" svg:x="2.183cm" svg:y="6.611cm">
          <draw:text-box>
            <text:list text:style-name="L1">
              <text:list-item>
                <text:p><text:span text:style-name="T6">Aucun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7" draw:text-style-name="P9" draw:layer="layout" svg:width="27.4cm" svg:height="4.726cm" svg:x="0.3cm" svg:y="-0.473cm" presentation:class="title" presentation:user-transformed="true">
          <draw:text-box>
            <text:p text:style-name="P9">FitApp–&gt;Coach–&gt;Paramètres-&gt;Messagerie<text:line-break/>Tests</text:p>
          </draw:text-box>
        </draw:frame>
        <draw:frame draw:style-name="gr10" draw:text-style-name="P10" draw:layer="layout" svg:width="26.203cm" svg:height="16.145cm" svg:x="0.796cm" svg:y="3.918cm">
          <draw:text-box>
            <text:list text:style-name="L1">
              <text:list-item>
                <text:p><text:span text:style-name="T8">Élèves</text:span></text:p>
                <text:list>
                  <text:list-item>
                    <text:p><text:span text:style-name="T9">Valider la liste des élèves affichées</text:span></text:p>
                  </text:list-item>
                  <text:list-item>
                    <text:p><text:span text:style-name="T9">Valider que les élèves avec la messagerie activée sont mis en évidence</text:span></text:p>
                  </text:list-item>
                  <text:list-item>
                    <text:p><text:span text:style-name="T9">Valider les modifications d'activation et de désactiv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text-style-name="P11" draw:layer="layout" svg:width="27.6cm" svg:height="3.506cm" svg:x="0.2cm" svg:y="0.837cm" presentation:class="title" presentation:user-transformed="true">
          <draw:text-box>
            <text:p text:style-name="P11">FitApp–&gt;Coach–&gt;Paramètres-&gt;Profil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7" draw:text-style-name="P5" draw:layer="layout" svg:width="3.806cm" svg:height="1.675cm" svg:x="0.407cm" svg:y="10.198cm">
          <draw:text-box>
            <text:p><text:span text:style-name="T4">Messagerie</text:span><text:span text:style-name="T4"><text:line-break/></text:span><text:span text:style-name="T4">Élèves</text:span></text:p>
          </draw:text-box>
        </draw:frame>
        <draw:frame draw:style-name="gr8" draw:text-style-name="P4" draw:layer="layout" svg:width="4.2cm" svg:height="1.037cm" svg:x="23.413cm" svg:y="8.15cm">
          <draw:text-box>
            <text:p><text:span text:style-name="T3">Paramètres</text:span></text:p>
          </draw:text-box>
        </draw:frame>
        <draw:frame draw:style-name="gr3" draw:text-style-name="P6" draw:layer="layout" svg:width="3.206cm" svg:height="0.963cm" svg:x="11.607cm" svg:y="8.15cm">
          <draw:text-box>
            <text:p><text:span text:style-name="T5">Formules</text:span></text:p>
          </draw:text-box>
        </draw:frame>
        <draw:frame draw:style-name="gr3" draw:layer="layout" svg:width="2.2cm" svg:height="0.963cm" svg:x="0.413cm" svg:y="8.15cm">
          <draw:text-box>
            <text:p>Sport</text:p>
          </draw:text-box>
        </draw:frame>
        <draw:frame draw:style-name="gr3" draw:layer="layout" svg:width="3cm" svg:height="0.963cm" svg:x="3.013cm" svg:y="8.15cm">
          <draw:text-box>
            <text:p>Nutrition</text:p>
          </draw:text-box>
        </draw:frame>
        <draw:frame draw:style-name="gr3" draw:layer="layout" svg:width="2.2cm" svg:height="0.963cm" svg:x="6.213cm" svg:y="8.15cm">
          <draw:text-box>
            <text:p>Bilan</text:p>
          </draw:text-box>
        </draw:frame>
        <draw:frame draw:style-name="gr3" draw:layer="layout" svg:width="3.9cm" svg:height="0.963cm" svg:x="19.213cm" svg:y="8.15cm">
          <draw:text-box>
            <text:p>Messagerie</text:p>
          </draw:text-box>
        </draw:frame>
        <draw:frame draw:style-name="gr3" draw:layer="layout" svg:width="3.9cm" svg:height="0.963cm" svg:x="15.113cm" svg:y="8.15cm">
          <draw:text-box>
            <text:p><text:span text:style-name="T5">Ressource</text:span>s</text:p>
          </draw:text-box>
        </draw:frame>
        <draw:frame draw:style-name="gr3" draw:layer="layout" svg:width="2.6cm" svg:height="0.963cm" svg:x="8.713cm" svg:y="8.15cm">
          <draw:text-box>
            <text:p>Élèves</text:p>
          </draw:text-box>
        </draw:frame>
        <draw:frame draw:style-name="gr11" draw:text-style-name="P4" draw:layer="layout" svg:width="2.193cm" svg:height="0.983cm" svg:x="10.407cm" svg:y="10.224cm">
          <draw:text-box>
            <text:p text:style-name="P2"><text:span text:style-name="T3">Profil</text:span></text:p>
          </draw:text-box>
        </draw:frame>
        <draw:frame draw:style-name="gr3" draw:text-style-name="P5" draw:layer="layout" svg:width="3.006cm" svg:height="0.963cm" svg:x="16.607cm" svg:y="10.187cm">
          <draw:text-box>
            <text:p><text:span text:style-name="T4">Factur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text-style-name="P11" draw:layer="layout" svg:width="27cm" svg:height="3.506cm" svg:x="0.6cm" svg:y="0.837cm" presentation:class="title" presentation:user-transformed="true">
          <draw:text-box>
            <text:p text:style-name="P11"><text:span text:style-name="T7">FitApp–&gt;Coach–&gt;Paramètres-&gt;Profil</text:span></text:p>
          </draw:text-box>
        </draw:frame>
        <draw:frame draw:style-name="gr2" draw:text-style-name="P4" draw:layer="layout" svg:width="8.1cm" svg:height="0.983cm" svg:x="9.95cm" svg:y="9cm">
          <draw:text-box>
            <text:p><text:span text:style-name="T3">Page de détail d'un Profi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text-style-name="P11" draw:layer="layout" svg:width="27.6cm" svg:height="3.506cm" svg:x="0.2cm" svg:y="0.837cm" presentation:class="title" presentation:user-transformed="true">
          <draw:text-box>
            <text:p text:style-name="P11">FitApp–&gt;Coach–&gt;Paramètres-&gt;Profil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7" draw:text-style-name="P5" draw:layer="layout" svg:width="3.806cm" svg:height="1.675cm" svg:x="0.42cm" svg:y="10.185cm">
          <draw:text-box>
            <text:p><text:span text:style-name="T4">Messagerie</text:span><text:span text:style-name="T4"><text:line-break/></text:span><text:span text:style-name="T4">Élèves</text:span></text:p>
          </draw:text-box>
        </draw:frame>
        <draw:frame draw:style-name="gr8" draw:text-style-name="P4" draw:layer="layout" svg:width="4.2cm" svg:height="1.037cm" svg:x="23.426cm" svg:y="8.137cm">
          <draw:text-box>
            <text:p><text:span text:style-name="T3">Paramètres</text:span></text:p>
          </draw:text-box>
        </draw:frame>
        <draw:frame draw:style-name="gr3" draw:text-style-name="P6" draw:layer="layout" svg:width="3.206cm" svg:height="0.963cm" svg:x="11.62cm" svg:y="8.137cm">
          <draw:text-box>
            <text:p><text:span text:style-name="T5">Formules</text:span></text:p>
          </draw:text-box>
        </draw:frame>
        <draw:frame draw:style-name="gr3" draw:layer="layout" svg:width="2.2cm" svg:height="0.963cm" svg:x="0.426cm" svg:y="8.137cm">
          <draw:text-box>
            <text:p>Sport</text:p>
          </draw:text-box>
        </draw:frame>
        <draw:frame draw:style-name="gr3" draw:layer="layout" svg:width="3cm" svg:height="0.963cm" svg:x="3.026cm" svg:y="8.137cm">
          <draw:text-box>
            <text:p>Nutrition</text:p>
          </draw:text-box>
        </draw:frame>
        <draw:frame draw:style-name="gr3" draw:layer="layout" svg:width="2.2cm" svg:height="0.963cm" svg:x="6.226cm" svg:y="8.137cm">
          <draw:text-box>
            <text:p>Bilan</text:p>
          </draw:text-box>
        </draw:frame>
        <draw:frame draw:style-name="gr3" draw:layer="layout" svg:width="3.9cm" svg:height="0.963cm" svg:x="19.226cm" svg:y="8.137cm">
          <draw:text-box>
            <text:p>Messagerie</text:p>
          </draw:text-box>
        </draw:frame>
        <draw:frame draw:style-name="gr3" draw:layer="layout" svg:width="3.9cm" svg:height="0.963cm" svg:x="15.126cm" svg:y="8.137cm">
          <draw:text-box>
            <text:p><text:span text:style-name="T5">Ressource</text:span>s</text:p>
          </draw:text-box>
        </draw:frame>
        <draw:frame draw:style-name="gr3" draw:layer="layout" svg:width="2.6cm" svg:height="0.963cm" svg:x="8.726cm" svg:y="8.137cm">
          <draw:text-box>
            <text:p>Élèves</text:p>
          </draw:text-box>
        </draw:frame>
        <draw:frame draw:style-name="gr3" draw:text-style-name="P5" draw:layer="layout" svg:width="2.206cm" svg:height="0.963cm" svg:x="10.62cm" svg:y="13.699cm">
          <draw:text-box>
            <text:p><text:span text:style-name="T4">Photo</text:span></text:p>
          </draw:text-box>
        </draw:frame>
        <draw:frame draw:style-name="gr11" draw:text-style-name="P4" draw:layer="layout" svg:width="2.193cm" svg:height="0.983cm" svg:x="10.42cm" svg:y="10.211cm">
          <draw:text-box>
            <text:p text:style-name="P2"><text:span text:style-name="T3">Profil</text:span></text:p>
          </draw:text-box>
        </draw:frame>
        <draw:frame draw:style-name="gr3" draw:text-style-name="P5" draw:layer="layout" svg:width="4.406cm" svg:height="0.963cm" svg:x="10.62cm" svg:y="14.874cm">
          <draw:text-box>
            <text:p><text:span text:style-name="T4">Mot de passe</text:span></text:p>
          </draw:text-box>
        </draw:frame>
        <draw:frame draw:style-name="gr3" draw:text-style-name="P5" draw:layer="layout" svg:width="2.8cm" svg:height="0.963cm" svg:x="10.626cm" svg:y="11.374cm">
          <draw:text-box>
            <text:p><text:span text:style-name="T4">Prénom</text:span></text:p>
          </draw:text-box>
        </draw:frame>
        <draw:frame draw:style-name="gr3" draw:text-style-name="P5" draw:layer="layout" svg:width="2cm" svg:height="0.963cm" svg:x="10.626cm" svg:y="12.549cm">
          <draw:text-box>
            <text:p><text:span text:style-name="T4">Nom</text:span></text:p>
          </draw:text-box>
        </draw:frame>
        <draw:frame draw:style-name="gr3" draw:text-style-name="P5" draw:layer="layout" svg:width="3.006cm" svg:height="0.963cm" svg:x="16.62cm" svg:y="10.174cm">
          <draw:text-box>
            <text:p><text:span text:style-name="T4">Factur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6" draw:text-style-name="P11" draw:layer="layout" svg:width="27.2cm" svg:height="5.209cm" svg:x="0.4cm" svg:y="-0.014cm" presentation:class="title" presentation:user-transformed="true">
          <draw:text-box>
            <text:p text:style-name="P11">FitApp–&gt;Coach–&gt;Paramètres-&gt;Profil<text:line-break/>Questions/Remarques</text:p>
          </draw:text-box>
        </draw:frame>
        <draw:frame draw:style-name="gr9" draw:text-style-name="P8" draw:layer="layout" svg:width="21.792cm" svg:height="10.053cm" svg:x="2.183cm" svg:y="6.611cm">
          <draw:text-box>
            <text:list text:style-name="L1">
              <text:list-item>
                <text:p><text:span text:style-name="T6">En attente UX/UI</text:span></text:p>
              </text:list-item>
              <text:list-item>
                <text:p><text:span text:style-name="T6">Envisager une authentification à double facteurs</text:span></text:p>
                <text:list>
                  <text:list-item>
                    <text:p><text:span text:style-name="T6">Irrégulière, pas à chaque connexion ?</text:span></text:p>
                  </text:list-item>
                  <text:list-item>
                    <text:p><text:span text:style-name="T6">Email</text:span></text:p>
                  </text:list-item>
                  <text:list-item>
                    <text:p><text:span text:style-name="T6">SMS</text:span></text:p>
                  </text:list-item>
                </text:list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6" draw:text-style-name="P11" draw:layer="layout" svg:width="27cm" svg:height="5.209cm" svg:x="0.6cm" svg:y="-0.714cm" presentation:class="title" presentation:user-transformed="true">
          <draw:text-box>
            <text:p text:style-name="P11">FitApp–&gt;Coach–&gt;Paramètres-&gt;Profil<text:line-break/>Tests</text:p>
          </draw:text-box>
        </draw:frame>
        <draw:frame draw:style-name="gr12" draw:text-style-name="P10" draw:layer="layout" svg:width="27cm" svg:height="15.182cm" svg:x="0.4cm" svg:y="3.818cm">
          <draw:text-box>
            <text:list text:style-name="L1">
              <text:list-item>
                <text:p><text:span text:style-name="T8">Formule</text:span></text:p>
                <text:list>
                  <text:list-item>
                    <text:p><text:span text:style-name="T9">Valider le bon affichage pour trois profils</text:span></text:p>
                    <text:list>
                      <text:list-item>
                        <text:p><text:span text:style-name="T9">Nom, prénom, photo</text:span></text:p>
                      </text:list-item>
                    </text:list>
                  </text:list-item>
                  <text:list-item>
                    <text:p><text:span text:style-name="T9">Valider la modification du mot de pas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4" draw:text-style-name="P9" draw:layer="layout" svg:width="27.6cm" svg:height="3.506cm" svg:x="0.2cm" svg:y="0.837cm" presentation:class="title" presentation:user-transformed="true">
          <draw:text-box>
            <text:p text:style-name="P11"><text:span text:style-name="T7">FitApp–&gt;Coach–&gt;Paramètres-&gt;Factures</text:span></text:p>
          </draw:text-box>
        </draw:frame>
        <draw:frame draw:style-name="gr2" draw:text-style-name="P4" draw:layer="layout" svg:width="2.6cm" svg:height="0.983cm" svg:x="12.9cm" svg:y="5.637cm">
          <draw:text-box>
            <text:p text:style-name="P6"><text:span text:style-name="T3">Coach</text:span></text:p>
          </draw:text-box>
        </draw:frame>
        <draw:frame draw:style-name="gr7" draw:text-style-name="P5" draw:layer="layout" svg:width="3.806cm" svg:height="1.675cm" svg:x="0.407cm" svg:y="10.198cm">
          <draw:text-box>
            <text:p text:style-name="P6"><text:span text:style-name="T4">Messagerie</text:span><text:span text:style-name="T4"><text:line-break/></text:span><text:span text:style-name="T4">Élèves</text:span></text:p>
          </draw:text-box>
        </draw:frame>
        <draw:frame draw:style-name="gr8" draw:text-style-name="P4" draw:layer="layout" svg:width="4.2cm" svg:height="1.037cm" svg:x="23.413cm" svg:y="8.15cm">
          <draw:text-box>
            <text:p text:style-name="P6"><text:span text:style-name="T3">Paramètres</text:span></text:p>
          </draw:text-box>
        </draw:frame>
        <draw:frame draw:style-name="gr3" draw:text-style-name="P6" draw:layer="layout" svg:width="3.206cm" svg:height="0.963cm" svg:x="11.607cm" svg:y="8.15cm">
          <draw:text-box>
            <text:p text:style-name="P6"><text:span text:style-name="T5">Formules</text:span></text:p>
          </draw:text-box>
        </draw:frame>
        <draw:frame draw:style-name="gr3" draw:text-style-name="P6" draw:layer="layout" svg:width="2.2cm" svg:height="0.963cm" svg:x="0.413cm" svg:y="8.15cm">
          <draw:text-box>
            <text:p text:style-name="P6">Sport</text:p>
          </draw:text-box>
        </draw:frame>
        <draw:frame draw:style-name="gr3" draw:text-style-name="P6" draw:layer="layout" svg:width="3cm" svg:height="0.963cm" svg:x="3.013cm" svg:y="8.15cm">
          <draw:text-box>
            <text:p text:style-name="P6">Nutrition</text:p>
          </draw:text-box>
        </draw:frame>
        <draw:frame draw:style-name="gr3" draw:text-style-name="P6" draw:layer="layout" svg:width="2.2cm" svg:height="0.963cm" svg:x="6.213cm" svg:y="8.15cm">
          <draw:text-box>
            <text:p text:style-name="P6">Bilan</text:p>
          </draw:text-box>
        </draw:frame>
        <draw:frame draw:style-name="gr3" draw:text-style-name="P6" draw:layer="layout" svg:width="3.9cm" svg:height="0.963cm" svg:x="19.213cm" svg:y="8.15cm">
          <draw:text-box>
            <text:p text:style-name="P6">Messagerie</text:p>
          </draw:text-box>
        </draw:frame>
        <draw:frame draw:style-name="gr3" draw:text-style-name="P6" draw:layer="layout" svg:width="3.9cm" svg:height="0.963cm" svg:x="15.113cm" svg:y="8.15cm">
          <draw:text-box>
            <text:p text:style-name="P6"><text:span text:style-name="T5">Ressource</text:span>s</text:p>
          </draw:text-box>
        </draw:frame>
        <draw:frame draw:style-name="gr3" draw:text-style-name="P6" draw:layer="layout" svg:width="2.6cm" svg:height="0.963cm" svg:x="8.713cm" svg:y="8.15cm">
          <draw:text-box>
            <text:p text:style-name="P6">Élèves</text:p>
          </draw:text-box>
        </draw:frame>
        <draw:frame draw:style-name="gr11" draw:text-style-name="P5" draw:layer="layout" svg:width="2.193cm" svg:height="0.963cm" svg:x="10.407cm" svg:y="10.224cm">
          <draw:text-box>
            <text:p text:style-name="P5"><text:span text:style-name="T4">Profil</text:span></text:p>
          </draw:text-box>
        </draw:frame>
        <draw:frame draw:style-name="gr13" draw:text-style-name="P4" draw:layer="layout" svg:width="3.193cm" svg:height="0.983cm" svg:x="16.607cm" svg:y="10.187cm">
          <draw:text-box>
            <text:p text:style-name="P4"><text:span text:style-name="T3">Factur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4" draw:text-style-name="P11" draw:layer="layout" svg:width="27cm" svg:height="3.506cm" svg:x="0.6cm" svg:y="0.837cm" presentation:class="title" presentation:user-transformed="true">
          <draw:text-box>
            <text:p text:style-name="P11"><text:span text:style-name="T7">FitApp–&gt;Coach–&gt;Paramètres-&gt;Factures</text:span></text:p>
          </draw:text-box>
        </draw:frame>
        <draw:frame draw:style-name="gr14" draw:text-style-name="P4" draw:layer="layout" svg:width="9.05cm" svg:height="0.983cm" svg:x="9.475cm" svg:y="9cm">
          <draw:text-box>
            <text:p text:style-name="P6"><text:span text:style-name="T3">Page de détail des Factur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4" draw:text-style-name="P9" draw:layer="layout" svg:width="27.6cm" svg:height="3.506cm" svg:x="0.2cm" svg:y="0.837cm" presentation:class="title" presentation:user-transformed="true">
          <draw:text-box>
            <text:p text:style-name="P11"><text:span text:style-name="T7">FitApp–&gt;Coach–&gt;Paramètres-&gt;Factures</text:span></text:p>
          </draw:text-box>
        </draw:frame>
        <draw:frame draw:style-name="gr2" draw:text-style-name="P4" draw:layer="layout" svg:width="2.6cm" svg:height="0.983cm" svg:x="12.9cm" svg:y="5.637cm">
          <draw:text-box>
            <text:p text:style-name="P6"><text:span text:style-name="T3">Coach</text:span></text:p>
          </draw:text-box>
        </draw:frame>
        <draw:frame draw:style-name="gr7" draw:text-style-name="P5" draw:layer="layout" svg:width="3.806cm" svg:height="1.675cm" svg:x="0.407cm" svg:y="10.198cm">
          <draw:text-box>
            <text:p text:style-name="P6"><text:span text:style-name="T4">Messagerie</text:span><text:span text:style-name="T4"><text:line-break/></text:span><text:span text:style-name="T4">Élèves</text:span></text:p>
          </draw:text-box>
        </draw:frame>
        <draw:frame draw:style-name="gr8" draw:text-style-name="P4" draw:layer="layout" svg:width="4.2cm" svg:height="1.037cm" svg:x="23.413cm" svg:y="8.15cm">
          <draw:text-box>
            <text:p text:style-name="P6"><text:span text:style-name="T3">Paramètres</text:span></text:p>
          </draw:text-box>
        </draw:frame>
        <draw:frame draw:style-name="gr3" draw:text-style-name="P6" draw:layer="layout" svg:width="3.206cm" svg:height="0.963cm" svg:x="11.607cm" svg:y="8.15cm">
          <draw:text-box>
            <text:p text:style-name="P6"><text:span text:style-name="T5">Formules</text:span></text:p>
          </draw:text-box>
        </draw:frame>
        <draw:frame draw:style-name="gr3" draw:text-style-name="P6" draw:layer="layout" svg:width="2.2cm" svg:height="0.963cm" svg:x="0.413cm" svg:y="8.15cm">
          <draw:text-box>
            <text:p text:style-name="P6">Sport</text:p>
          </draw:text-box>
        </draw:frame>
        <draw:frame draw:style-name="gr3" draw:text-style-name="P6" draw:layer="layout" svg:width="3cm" svg:height="0.963cm" svg:x="3.013cm" svg:y="8.15cm">
          <draw:text-box>
            <text:p text:style-name="P6">Nutrition</text:p>
          </draw:text-box>
        </draw:frame>
        <draw:frame draw:style-name="gr3" draw:text-style-name="P6" draw:layer="layout" svg:width="2.2cm" svg:height="0.963cm" svg:x="6.213cm" svg:y="8.15cm">
          <draw:text-box>
            <text:p text:style-name="P6">Bilan</text:p>
          </draw:text-box>
        </draw:frame>
        <draw:frame draw:style-name="gr3" draw:text-style-name="P6" draw:layer="layout" svg:width="3.9cm" svg:height="0.963cm" svg:x="19.213cm" svg:y="8.15cm">
          <draw:text-box>
            <text:p text:style-name="P6">Messagerie</text:p>
          </draw:text-box>
        </draw:frame>
        <draw:frame draw:style-name="gr3" draw:text-style-name="P6" draw:layer="layout" svg:width="3.9cm" svg:height="0.963cm" svg:x="15.113cm" svg:y="8.15cm">
          <draw:text-box>
            <text:p text:style-name="P6"><text:span text:style-name="T5">Ressource</text:span>s</text:p>
          </draw:text-box>
        </draw:frame>
        <draw:frame draw:style-name="gr3" draw:text-style-name="P6" draw:layer="layout" svg:width="2.6cm" svg:height="0.963cm" svg:x="8.713cm" svg:y="8.15cm">
          <draw:text-box>
            <text:p text:style-name="P6">Élèves</text:p>
          </draw:text-box>
        </draw:frame>
        <draw:frame draw:style-name="gr11" draw:text-style-name="P5" draw:layer="layout" svg:width="2.193cm" svg:height="0.963cm" svg:x="10.407cm" svg:y="10.224cm">
          <draw:text-box>
            <text:p text:style-name="P5"><text:span text:style-name="T4">Profil</text:span></text:p>
          </draw:text-box>
        </draw:frame>
        <draw:frame draw:style-name="gr13" draw:text-style-name="P4" draw:layer="layout" svg:width="3.193cm" svg:height="0.983cm" svg:x="16.607cm" svg:y="10.187cm">
          <draw:text-box>
            <text:p text:style-name="P4"><text:span text:style-name="T3">Factures</text:span></text:p>
          </draw:text-box>
        </draw:frame>
        <draw:frame draw:style-name="gr3" draw:text-style-name="P5" draw:layer="layout" svg:width="2.906cm" svg:height="0.963cm" svg:x="17.294cm" svg:y="13.688cm">
          <draw:text-box>
            <text:p><text:span text:style-name="T4">Montant</text:span></text:p>
          </draw:text-box>
        </draw:frame>
        <draw:frame draw:style-name="gr3" draw:text-style-name="P5" draw:layer="layout" svg:width="2.306cm" svg:height="0.963cm" svg:x="17.294cm" svg:y="14.863cm">
          <draw:text-box>
            <text:p><text:span text:style-name="T4">Payée</text:span></text:p>
          </draw:text-box>
        </draw:frame>
        <draw:frame draw:style-name="gr3" draw:text-style-name="P5" draw:layer="layout" svg:width="2.8cm" svg:height="0.963cm" svg:x="16.8cm" svg:y="11.363cm">
          <draw:text-box>
            <text:p><text:span text:style-name="T4">Facture</text:span></text:p>
          </draw:text-box>
        </draw:frame>
        <draw:frame draw:style-name="gr3" draw:text-style-name="P5" draw:layer="layout" svg:width="2cm" svg:height="0.963cm" svg:x="17.3cm" svg:y="12.538cm">
          <draw:text-box>
            <text:p><text:span text:style-name="T4">Date</text:span></text:p>
          </draw:text-box>
        </draw:frame>
        <draw:frame draw:style-name="gr3" draw:text-style-name="P5" draw:layer="layout" svg:width="4.106cm" svg:height="0.963cm" svg:x="17.294cm" svg:y="16cm">
          <draw:text-box>
            <text:p><text:span text:style-name="T4">Version PD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6" draw:text-style-name="P9" draw:layer="layout" svg:width="27.2cm" svg:height="5.209cm" svg:x="0.4cm" svg:y="-0.014cm" presentation:class="title" presentation:user-transformed="true">
          <draw:text-box>
            <text:p text:style-name="P11"><text:span text:style-name="T7">FitApp–&gt;Coach–&gt;Paramètres-&gt;Factures</text:span><text:span text:style-name="T7"><text:line-break/></text:span><text:span text:style-name="T7">Questions/Remarques</text:span></text:p>
          </draw:text-box>
        </draw:frame>
        <draw:frame draw:style-name="gr9" draw:text-style-name="P8" draw:layer="layout" svg:width="21.792cm" svg:height="10.053cm" svg:x="2.183cm" svg:y="6.611cm">
          <draw:text-box>
            <text:list text:style-name="L1">
              <text:list-item>
                <text:p text:style-name="P6"><text:span text:style-name="T6">En attente UX/UI</text:span></text:p>
              </text:list-item>
              <text:list-item>
                <text:p text:style-name="P6"><text:span text:style-name="T6"/></text:p>
                <text:p text:style-name="P6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6" draw:text-style-name="P9" draw:layer="layout" svg:width="27cm" svg:height="5.209cm" svg:x="0.6cm" svg:y="-0.714cm" presentation:class="title" presentation:user-transformed="true">
          <draw:text-box>
            <text:p text:style-name="P11"><text:span text:style-name="T7">FitApp–&gt;Coach–&gt;Paramètres-&gt;Factures</text:span><text:span text:style-name="T7"><text:line-break/></text:span><text:span text:style-name="T7">Tests</text:span></text:p>
          </draw:text-box>
        </draw:frame>
        <draw:frame draw:style-name="gr12" draw:text-style-name="P10" draw:layer="layout" svg:width="27cm" svg:height="15.182cm" svg:x="0.4cm" svg:y="3.818cm">
          <draw:text-box>
            <text:list text:style-name="L1">
              <text:list-item>
                <text:p text:style-name="P12"><text:span text:style-name="T8">Facture</text:span></text:p>
                <text:list>
                  <text:list-item>
                    <text:p text:style-name="P12"><text:span text:style-name="T9">Valider le bon affichage pour trois factures</text:span></text:p>
                    <text:list>
                      <text:list-item>
                        <text:p text:style-name="P12"><text:span text:style-name="T9">Date, montant, payée</text:span></text:p>
                        <text:p text:style-name="P12"><text:span text:style-name="T9"/></text:p>
                      </text:list-item>
                    </text:list>
                  </text:list-item>
                  <text:list-item>
                    <text:p text:style-name="P12"><text:span text:style-name="T9">Valider la récupération d'une facture en format PD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van Excoffier</meta:initial-creator>
    <meta:creation-date>2022-05-24T11:57:33.32</meta:creation-date>
    <meta:editing-duration>PT18H36M15S</meta:editing-duration>
    <meta:editing-cycles>149</meta:editing-cycles>
    <dc:date>2022-06-17T07:31:03.97</dc:date>
    <dc:creator>Yvan Excoffier</dc:creator>
    <meta:generator>OpenOffice/4.1.12$Win32 OpenOffice.org_project/4112m1$Build-9809</meta:generator>
    <meta:document-statistic meta:object-count="189"/>
  </office:meta>
</office:document-meta>
</file>